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916cm" style:rel-column-width="2220*"/>
    </style:style>
    <style:style style:name="Tabela1.B" style:family="table-column">
      <style:table-column-properties style:column-width="13.083cm" style:rel-column-width="741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4.366cm" style:rel-column-width="2475*"/>
    </style:style>
    <style:style style:name="Tabela2.B" style:family="table-column">
      <style:table-column-properties style:column-width="12.633cm" style:rel-column-width="7162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SQLite</text:p>
      <text:p text:style-name="Standard"/>
      <text:p text:style-name="Standard">type: Class</text:p>
      <text:p text:style-name="Standard"/>
      <text:p text:style-name="Standard">public members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sqlite_version</text:p>
          </table:table-cell>
          <table:table-cell table:style-name="Tabela1.B1" office:value-type="string">
            <text:p text:style-name="Table_20_Contents">Show SQLite host version</text:p>
          </table:table-cell>
        </table:table-row>
      </table:table>
      <text:p text:style-name="Standard"/>
      <text:p text:style-name="Standard">public method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new</text:p>
          </table:table-cell>
          <table:table-cell table:style-name="Tabela2.B1" office:value-type="string">
            <text:p text:style-name="Table_20_Contents">Open or create a new database</text:p>
          </table:table-cell>
        </table:table-row>
        <table:table-row>
          <table:table-cell table:style-name="Tabela2.A2" office:value-type="string">
            <text:p text:style-name="Table_20_Contents">close</text:p>
          </table:table-cell>
          <table:table-cell table:style-name="Tabela2.B2" office:value-type="string">
            <text:p text:style-name="Table_20_Contents">Close a opened database</text:p>
          </table:table-cell>
        </table:table-row>
        <table:table-row>
          <table:table-cell table:style-name="Tabela2.A2" office:value-type="string">
            <text:p text:style-name="Table_20_Contents">query</text:p>
          </table:table-cell>
          <table:table-cell table:style-name="Tabela2.B2" office:value-type="string">
            <text:p text:style-name="Table_20_Contents">Make a sql statement</text:p>
          </table:table-cell>
        </table:table-row>
        <table:table-row>
          <table:table-cell table:style-name="Tabela2.A2" office:value-type="string">
            <text:p text:style-name="Table_20_Contents">fetch</text:p>
          </table:table-cell>
          <table:table-cell table:style-name="Tabela2.B2" office:value-type="string">
            <text:p text:style-name="Table_20_Contents">Perform a row of sql statement result</text:p>
          </table:table-cell>
        </table:table-row>
        <table:table-row>
          <table:table-cell table:style-name="Tabela2.A2" office:value-type="string">
            <text:p text:style-name="Table_20_Contents">reset</text:p>
          </table:table-cell>
          <table:table-cell table:style-name="Tabela2.B2" office:value-type="string">
            <text:p text:style-name="Table_20_Contents">Reset pointer of sql statement to start</text:p>
          </table:table-cell>
        </table:table-row>
      </table:table>
      <text:p text:style-name="Standard"/>
      <text:p text:style-name="Standard">Example:</text:p>
      <text:p text:style-name="Standard"/>
      <text:p text:style-name="Standard">--db = SQLite.new("app.sqlite")</text:p>
      <text:p text:style-name="Standard">db = SQLite.getMainDatabase() – Gete default database</text:p>
      <text:p text:style-name="Standard">print (db) <text:s/>--show this one</text:p>
      <text:p text:style-name="Standard">print( "db.sqlite_version", db.sqlite_version ) --show sqlite version</text:p>
      <text:p text:style-name="Standard"></text:p>
      <text:p text:style-name="Standard">print("Tabela cenario") --query a table </text:p>
      <text:p text:style-name="Standard">stm = db:query("SELECT * FROM cenario")</text:p>
      <text:p text:style-name="Standard">row = stm:fetch()</text:p>
      <text:p text:style-name="Standard">while row do</text:p>
      <text:p text:style-name="Standard"><text:tab/>print( row.id, row.nome )</text:p>
      <text:p text:style-name="Standard"><text:tab/>row = stm:fetch()</text:p>
      <text:p text:style-name="Standard">end</text:p>
      <text:p text:style-name="Standard"></text:p>
      <text:p text:style-name="Standard">print("Tabela cenario de novo (reset)")</text:p>
      <text:p text:style-name="Standard">stm:reset() --reset sql statement</text:p>
      <text:p text:style-name="Standard">row = stm:fetch()</text:p>
      <text:p text:style-name="Standard">while row do</text:p>
      <text:p text:style-name="Standard"><text:tab/>print( row.id, row.nome )</text:p>
      <text:p text:style-name="Standard"><text:tab/>row = stm:fetch()</text:p>
      <text:p text:style-name="Standard">end</text:p>
      <text:p text:style-name="Standard"></text:p>
      <text:p text:style-name="Standard">print("Tabela codigo")</text:p>
      <text:p text:style-name="Standard">stm = db:query("SELECT * FROM codigo")</text:p>
      <text:p text:style-name="Standard">row = stm:fetch()</text:p>
      <text:p text:style-name="Standard">while row do</text:p>
      <text:p text:style-name="Standard"><text:tab/>print( row.id, row.nome, row.codigo, row.cenario_id )</text:p>
      <text:p text:style-name="Standard"><text:tab/>row = stm:fetch()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2T14:11:25</meta:creation-date>
    <meta:generator>BrOffice.org/3.0$Unix OpenOffice.org_project/300m15$Build-9379</meta:generator>
    <meta:document-statistic meta:table-count="2" meta:image-count="0" meta:object-count="0" meta:page-count="1" meta:paragraph-count="45" meta:word-count="145" meta:character-count="939"/>
    <dc:date>2009-11-02T14:17:50</dc:date>
    <meta:editing-duration>PT00H06M27S</meta:editing-duration>
    <meta:editing-cycles>1</meta:editing-cycles>
  </office:meta>
</office:document-meta>
</file>